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ggregateDataD_min" table:style-name="ta1">
        <table:shapes>
          <draw:frame draw:z-index="0" draw:style-name="gr1" draw:text-style-name="P1" svg:width="159.99mm" svg:height="89.99mm" svg:x="63.48mm" svg:y="0mm">
            <loext:p draw:notify-on-update-of-ranges="aggregateDataD_min.A1:aggregateDataD_min.A1 aggregateDataD_min.A2:aggregateDataD_min.A46 aggregateDataD_min.B1:aggregateDataD_min.B1 aggregateDataD_min.B2:aggregateDataD_min.B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fficulty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6.71429" calcext:value-type="float">
            <text:p>6.71429</text:p>
          </table:table-cell>
          <table:table-cell office:value-type="float" office:value="0.0000485121" calcext:value-type="float">
            <text:p>4.85121E-05</text:p>
          </table:table-cell>
        </table:table-row>
        <table:table-row table:style-name="ro1">
          <table:table-cell office:value-type="float" office:value="6.85714" calcext:value-type="float">
            <text:p>6.85714</text:p>
          </table:table-cell>
          <table:table-cell office:value-type="float" office:value="0.0000304412" calcext:value-type="float">
            <text:p>3.04412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19598" calcext:value-type="float">
            <text:p>0.000019598</text:p>
          </table:table-cell>
        </table:table-row>
        <table:table-row table:style-name="ro1">
          <table:table-cell office:value-type="float" office:value="7.14286" calcext:value-type="float">
            <text:p>7.14286</text:p>
          </table:table-cell>
          <table:table-cell office:value-type="float" office:value="0.00230901" calcext:value-type="float">
            <text:p>0.00230901</text:p>
          </table:table-cell>
        </table:table-row>
        <table:table-row table:style-name="ro1">
          <table:table-cell office:value-type="float" office:value="7.28571" calcext:value-type="float">
            <text:p>7.28571</text:p>
          </table:table-cell>
          <table:table-cell office:value-type="float" office:value="0.000399985" calcext:value-type="float">
            <text:p>0.000399985</text:p>
          </table:table-cell>
        </table:table-row>
        <table:table-row table:style-name="ro1">
          <table:table-cell office:value-type="float" office:value="7.42857" calcext:value-type="float">
            <text:p>7.42857</text:p>
          </table:table-cell>
          <table:table-cell office:value-type="float" office:value="0.00258122" calcext:value-type="float">
            <text:p>0.00258122</text:p>
          </table:table-cell>
        </table:table-row>
        <table:table-row table:style-name="ro1">
          <table:table-cell office:value-type="float" office:value="7.57143" calcext:value-type="float">
            <text:p>7.57143</text:p>
          </table:table-cell>
          <table:table-cell office:value-type="float" office:value="0.000449232" calcext:value-type="float">
            <text:p>0.000449232</text:p>
          </table:table-cell>
        </table:table-row>
        <table:table-row table:style-name="ro1">
          <table:table-cell office:value-type="float" office:value="7.66667" calcext:value-type="float">
            <text:p>7.66667</text:p>
          </table:table-cell>
          <table:table-cell office:value-type="float" office:value="0.0000132479" calcext:value-type="float">
            <text:p>1.32479E-05</text:p>
          </table:table-cell>
        </table:table-row>
        <table:table-row table:style-name="ro1">
          <table:table-cell office:value-type="float" office:value="7.83333" calcext:value-type="float">
            <text:p>7.83333</text:p>
          </table:table-cell>
          <table:table-cell office:value-type="float" office:value="0.0000185385" calcext:value-type="float">
            <text:p>1.85385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301948" calcext:value-type="float">
            <text:p>3.01948E-05</text:p>
          </table:table-cell>
        </table:table-row>
        <table:table-row table:style-name="ro1">
          <table:table-cell office:value-type="float" office:value="8.16667" calcext:value-type="float">
            <text:p>8.16667</text:p>
          </table:table-cell>
          <table:table-cell office:value-type="float" office:value="0.000057267" calcext:value-type="float">
            <text:p>0.000057267</text:p>
          </table:table-cell>
        </table:table-row>
        <table:table-row table:style-name="ro1">
          <table:table-cell office:value-type="float" office:value="8.33333" calcext:value-type="float">
            <text:p>8.33333</text:p>
          </table:table-cell>
          <table:table-cell office:value-type="float" office:value="0.0000362097" calcext:value-type="float">
            <text:p>3.62097E-0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000718947" calcext:value-type="float">
            <text:p>7.18947E-05</text:p>
          </table:table-cell>
        </table:table-row>
        <table:table-row table:style-name="ro1">
          <table:table-cell office:value-type="float" office:value="8.66667" calcext:value-type="float">
            <text:p>8.66667</text:p>
          </table:table-cell>
          <table:table-cell office:value-type="float" office:value="0.000209292" calcext:value-type="float">
            <text:p>0.000209292</text:p>
          </table:table-cell>
        </table:table-row>
        <table:table-row table:style-name="ro1">
          <table:table-cell office:value-type="float" office:value="8.83333" calcext:value-type="float">
            <text:p>8.83333</text:p>
          </table:table-cell>
          <table:table-cell office:value-type="float" office:value="0.000660035" calcext:value-type="float">
            <text:p>0.0006600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97992" calcext:value-type="float">
            <text:p>0.000197992</text:p>
          </table:table-cell>
        </table:table-row>
        <table:table-row table:style-name="ro1">
          <table:table-cell office:value-type="float" office:value="9.16667" calcext:value-type="float">
            <text:p>9.16667</text:p>
          </table:table-cell>
          <table:table-cell office:value-type="float" office:value="0.000422405" calcext:value-type="float">
            <text:p>0.000422405</text:p>
          </table:table-cell>
        </table:table-row>
        <table:table-row table:style-name="ro1">
          <table:table-cell office:value-type="float" office:value="9.33333" calcext:value-type="float">
            <text:p>9.33333</text:p>
          </table:table-cell>
          <table:table-cell office:value-type="float" office:value="0.00110222" calcext:value-type="float">
            <text:p>0.0011022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0000927104" calcext:value-type="float">
            <text:p>9.27104E-0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0000156913" calcext:value-type="float">
            <text:p>1.56913E-0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00476383" calcext:value-type="float">
            <text:p>0.0004763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72973" calcext:value-type="float">
            <text:p>0.00017297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000760442" calcext:value-type="float">
            <text:p>0.000760442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00228176" calcext:value-type="float">
            <text:p>0.000228176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0000317061" calcext:value-type="float">
            <text:p>3.17061E-0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00108424" calcext:value-type="float">
            <text:p>0.001084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36289" calcext:value-type="float">
            <text:p>0.0023628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0372791" calcext:value-type="float">
            <text:p>0.0037279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00291785" calcext:value-type="float">
            <text:p>0.0029178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107983" calcext:value-type="float">
            <text:p>0.107983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00145944" calcext:value-type="float">
            <text:p>0.001459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54273" calcext:value-type="float">
            <text:p>0.0055427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0164266" calcext:value-type="float">
            <text:p>0.0164266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0942293" calcext:value-type="float">
            <text:p>0.009422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13741" calcext:value-type="float">
            <text:p>0.0213741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0187863" calcext:value-type="float">
            <text:p>0.0018786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000735506" calcext:value-type="float">
            <text:p>0.000735506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00268329" calcext:value-type="float">
            <text:p>0.002683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224516" calcext:value-type="float">
            <text:p>0.00224516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0834685" calcext:value-type="float">
            <text:p>0.083468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0112315" calcext:value-type="float">
            <text:p>0.011231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0586497" calcext:value-type="float">
            <text:p>0.05864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6978" calcext:value-type="float">
            <text:p>1.669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5049" calcext:value-type="float">
            <text:p>0.135049</text:p>
          </table:table-cell>
        </table:table-row>
        <table:table-row table:style-name="ro1">
          <table:table-cell office:value-type="float" office:value="21.3333" calcext:value-type="float">
            <text:p>21.3333</text:p>
          </table:table-cell>
          <table:table-cell office:value-type="float" office:value="2.75383" calcext:value-type="float">
            <text:p>2.75383</text:p>
          </table:table-cell>
        </table:table-row>
      </table:table>
      <table:named-expressions/>
      <table:database-ranges>
        <table:database-range table:name="__Anonymous_Sheet_DB__0" table:target-range-address="aggregateDataD_min.A1:aggregateDataD_min.B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0T00:45:20.032665817</dc:date>
    <meta:editing-duration>PT1M20S</meta:editing-duration>
    <meta:editing-cycles>1</meta:editing-cycles>
    <meta:document-statistic meta:table-count="1" meta:cell-count="92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22cm" svg:y="0.316cm" chart:style-name="ch2">
          <text:p>Difficulty vs Runtime (s)</text:p>
        </chart:title>
        <chart:subtitle svg:x="7.057cm" svg:y="1.275cm" chart:style-name="ch3">
          <text:p>Best case</text:p>
        </chart:subtitle>
        <chart:plot-area chart:style-name="ch4" table:cell-range-address="aggregateDataD_min.A1:aggregateDataD_min.B46" chart:data-source-has-labels="both" svg:x="1.331cm" svg:y="2.138cm" svg:width="14.349cm" svg:height="5.701cm">
          <chartooo:coordinate-region svg:x="2.058cm" svg:y="2.138cm" svg:width="13.206cm" svg:height="4.11cm"/>
          <chart:axis chart:dimension="x" chart:name="primary-x" chart:style-name="ch5" chartooo:axis-type="auto">
            <chartooo:date-scale/>
            <chart:title svg:x="7.852cm" svg:y="8.019cm" chart:style-name="ch6">
              <text:p>Difficulty</text:p>
            </chart:title>
            <chart:categories table:cell-range-address="aggregateDataD_min.A2:aggregateDataD_min.A46"/>
          </chart:axis>
          <chart:axis chart:dimension="y" chart:name="primary-y" chart:style-name="ch5">
            <chart:title svg:x="0.451cm" svg:y="5.879cm" chart:style-name="ch7">
              <text:p>Runtime (s)</text:p>
            </chart:title>
            <chart:grid chart:style-name="ch8" chart:class="major"/>
          </chart:axis>
          <chart:series chart:style-name="ch9" chart:values-cell-range-address="aggregateDataD_min.B2:aggregateDataD_min.B46" chart:label-cell-address="aggregateDataD_min.B1:aggregateDataD_min.B1" chart:class="chart:line"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(s)</text:p>
                <draw:g>
                  <svg:desc>aggregateDataD_min.B1:aggregateDataD_min.B1</svg:desc>
                </draw:g>
              </table:table-cell>
            </table:table-row>
          </table:table-header-rows>
          <table:table-rows>
            <table:table-row>
              <table:table-cell office:value-type="float" office:value="6.71429">
                <text:p>6.71429</text:p>
                <draw:g>
                  <svg:desc>aggregateDataD_min.A2:aggregateDataD_min.A46</svg:desc>
                </draw:g>
              </table:table-cell>
              <table:table-cell office:value-type="float" office:value="0.0000485121">
                <text:p>0.0000485121</text:p>
                <draw:g>
                  <svg:desc>aggregateDataD_min.B2:aggregateDataD_min.B46</svg:desc>
                </draw:g>
              </table:table-cell>
            </table:table-row>
            <table:table-row>
              <table:table-cell office:value-type="float" office:value="6.85714">
                <text:p>6.85714</text:p>
              </table:table-cell>
              <table:table-cell office:value-type="float" office:value="0.0000304412">
                <text:p>0.00003044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19598">
                <text:p>0.000019598</text:p>
              </table:table-cell>
            </table:table-row>
            <table:table-row>
              <table:table-cell office:value-type="float" office:value="7.14286">
                <text:p>7.14286</text:p>
              </table:table-cell>
              <table:table-cell office:value-type="float" office:value="0.00230901">
                <text:p>0.00230901</text:p>
              </table:table-cell>
            </table:table-row>
            <table:table-row>
              <table:table-cell office:value-type="float" office:value="7.28571">
                <text:p>7.28571</text:p>
              </table:table-cell>
              <table:table-cell office:value-type="float" office:value="0.000399985">
                <text:p>0.000399985</text:p>
              </table:table-cell>
            </table:table-row>
            <table:table-row>
              <table:table-cell office:value-type="float" office:value="7.42857">
                <text:p>7.42857</text:p>
              </table:table-cell>
              <table:table-cell office:value-type="float" office:value="0.00258122">
                <text:p>0.00258122</text:p>
              </table:table-cell>
            </table:table-row>
            <table:table-row>
              <table:table-cell office:value-type="float" office:value="7.57143">
                <text:p>7.57143</text:p>
              </table:table-cell>
              <table:table-cell office:value-type="float" office:value="0.000449232">
                <text:p>0.000449232</text:p>
              </table:table-cell>
            </table:table-row>
            <table:table-row>
              <table:table-cell office:value-type="float" office:value="7.66667">
                <text:p>7.66667</text:p>
              </table:table-cell>
              <table:table-cell office:value-type="float" office:value="0.0000132479">
                <text:p>0.0000132479</text:p>
              </table:table-cell>
            </table:table-row>
            <table:table-row>
              <table:table-cell office:value-type="float" office:value="7.83333">
                <text:p>7.83333</text:p>
              </table:table-cell>
              <table:table-cell office:value-type="float" office:value="0.0000185385">
                <text:p>0.00001853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301948">
                <text:p>0.0000301948</text:p>
              </table:table-cell>
            </table:table-row>
            <table:table-row>
              <table:table-cell office:value-type="float" office:value="8.16667">
                <text:p>8.16667</text:p>
              </table:table-cell>
              <table:table-cell office:value-type="float" office:value="0.000057267">
                <text:p>0.000057267</text:p>
              </table:table-cell>
            </table:table-row>
            <table:table-row>
              <table:table-cell office:value-type="float" office:value="8.33333">
                <text:p>8.33333</text:p>
              </table:table-cell>
              <table:table-cell office:value-type="float" office:value="0.0000362097">
                <text:p>0.0000362097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0000718947">
                <text:p>0.0000718947</text:p>
              </table:table-cell>
            </table:table-row>
            <table:table-row>
              <table:table-cell office:value-type="float" office:value="8.66667">
                <text:p>8.66667</text:p>
              </table:table-cell>
              <table:table-cell office:value-type="float" office:value="0.000209292">
                <text:p>0.000209292</text:p>
              </table:table-cell>
            </table:table-row>
            <table:table-row>
              <table:table-cell office:value-type="float" office:value="8.83333">
                <text:p>8.83333</text:p>
              </table:table-cell>
              <table:table-cell office:value-type="float" office:value="0.000660035">
                <text:p>0.0006600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197992">
                <text:p>0.000197992</text:p>
              </table:table-cell>
            </table:table-row>
            <table:table-row>
              <table:table-cell office:value-type="float" office:value="9.16667">
                <text:p>9.16667</text:p>
              </table:table-cell>
              <table:table-cell office:value-type="float" office:value="0.000422405">
                <text:p>0.000422405</text:p>
              </table:table-cell>
            </table:table-row>
            <table:table-row>
              <table:table-cell office:value-type="float" office:value="9.33333">
                <text:p>9.33333</text:p>
              </table:table-cell>
              <table:table-cell office:value-type="float" office:value="0.00110222">
                <text:p>0.00110222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000927104">
                <text:p>0.0000927104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000156913">
                <text:p>0.0000156913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00476383">
                <text:p>0.0004763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172973">
                <text:p>0.000172973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00760442">
                <text:p>0.000760442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00228176">
                <text:p>0.000228176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000317061">
                <text:p>0.0000317061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0108424">
                <text:p>0.001084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236289">
                <text:p>0.00236289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0372791">
                <text:p>0.00372791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0291785">
                <text:p>0.00291785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107983">
                <text:p>0.107983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00145944">
                <text:p>0.001459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554273">
                <text:p>0.00554273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0164266">
                <text:p>0.0164266</text:p>
              </table:table-cell>
            </table:table-row>
            <table:table-row>
              <table:table-cell office:value-type="float" office:value="13.75">
                <text:p>13.75</text:p>
              </table:table-cell>
              <table:table-cell office:value-type="float" office:value="0.00942293">
                <text:p>0.009422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13741">
                <text:p>0.0213741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0.00187863">
                <text:p>0.00187863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000735506">
                <text:p>0.000735506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0.00268329">
                <text:p>0.002683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24516">
                <text:p>0.00224516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0.0834685">
                <text:p>0.0834685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0112315">
                <text:p>0.0112315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0586497">
                <text:p>0.05864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66978">
                <text:p>1.669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35049">
                <text:p>0.135049</text:p>
              </table:table-cell>
            </table:table-row>
            <table:table-row>
              <table:table-cell office:value-type="float" office:value="21.3333">
                <text:p>21.3333</text:p>
              </table:table-cell>
              <table:table-cell office:value-type="float" office:value="2.75383">
                <text:p>2.75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